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11cm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fill="none" fo:min-height="0.553cm"/>
    </style:style>
    <style:style style:name="gr10" style:family="graphic" style:parent-style-name="standard">
      <style:graphic-properties draw:stroke="none" draw:fill="none" fo:min-height="0.564cm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ole-draw-aspect="1" style:protect="size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453cm" svg:height="0.761cm" svg:x="0.601cm" svg:y="0.326cm">
          <draw:text-box>
            <text:p><text:span text:style-name="T1"><text:s/></text:span><text:span text:style-name="T1">د <text:s text:c="2"/>ڈ <text:s text:c="3"/>ذ</text:span></text:p>
          </draw:text-box>
        </draw:frame>
        <draw:g>
          <draw:polygon draw:style-name="gr2" draw:text-style-name="P2" draw:layer="layout" svg:width="0.578cm" svg:height="0cm" svg:x="3.132cm" svg:y="0.98cm" svg:viewBox="0 0 579 0" draw:points="0,0 579,0">
            <text:p/>
          </draw:polygon>
          <draw:polygon draw:style-name="gr3" draw:text-style-name="P2" draw:layer="layout" svg:width="0.578cm" svg:height="0cm" svg:x="3.128cm" svg:y="1.567cm" svg:viewBox="0 0 579 0" draw:points="0,0 579,0">
            <text:p/>
          </draw:polygon>
          <draw:polygon draw:style-name="gr4" draw:text-style-name="P2" draw:layer="layout" svg:width="0.603cm" svg:height="0cm" svg:x="4.354cm" svg:y="1.29cm" svg:viewBox="0 0 604 0" draw:points="0,0 604,0">
            <text:p/>
          </draw:polygon>
          <draw:path draw:style-name="gr5" draw:text-style-name="P2" draw:layer="layout" svg:width="0.631cm" svg:height="0.991cm" svg:x="3.728cm" svg:y="0.788cm" svg:viewBox="0 0 632 992" svg:d="m315 0c159 0 317 246 317 495s-158 497-317 497h-315v-992z">
            <text:p/>
          </draw:path>
          <draw:polygon draw:style-name="gr6" draw:text-style-name="P2" draw:layer="layout" svg:width="0cm" svg:height="0cm" svg:x="3.728cm" svg:y="0.788cm" svg:viewBox="0 0 0 0" draw:points="0,0">
            <text:p/>
          </draw:polygon>
          <draw:polygon draw:style-name="gr7" draw:text-style-name="P2" draw:layer="layout" svg:width="0cm" svg:height="0cm" svg:x="4.36cm" svg:y="1.78cm" svg:viewBox="0 0 0 0" draw:points="0,0">
            <text:p/>
          </draw:polygon>
          <draw:polygon draw:style-name="gr8" draw:text-style-name="P2" draw:layer="layout" svg:width="0.578cm" svg:height="0cm" svg:x="3.132cm" svg:y="1.278cm" svg:viewBox="0 0 579 0" draw:points="0,0 579,0">
            <text:p/>
          </draw:polygon>
        </draw:g>
        <draw:frame draw:style-name="gr9" draw:layer="layout" svg:width="0.637cm" svg:height="0.803cm" svg:x="2.679cm" svg:y="0.543cm">
          <draw:text-box>
            <text:p><text:span text:style-name="T2">ذ</text:span></text:p>
          </draw:text-box>
        </draw:frame>
        <draw:frame draw:style-name="gr9" draw:layer="layout" svg:width="0.637cm" svg:height="0.803cm" svg:x="2.682cm" svg:y="1.119cm">
          <draw:text-box>
            <text:p><text:span text:style-name="T2">د</text:span></text:p>
          </draw:text-box>
        </draw:frame>
        <draw:frame draw:style-name="gr10" draw:layer="layout" svg:width="0.637cm" svg:height="0.814cm" svg:x="4.827cm" svg:y="0.818cm">
          <draw:text-box>
            <text:p><text:span text:style-name="T2">ر</text:span></text:p>
          </draw:text-box>
        </draw:frame>
        <draw:frame draw:style-name="gr11" draw:layer="layout" svg:width="0.612cm" svg:height="0.697cm" svg:x="1.977cm" svg:y="0.27cm">
          <draw:text-box>
            <text:p><text:span text:style-name="T1">ر</text:span></text:p>
          </draw:text-box>
        </draw:frame>
        <draw:frame draw:style-name="gr12" draw:layer="layout" svg:width="1.578cm" svg:height="2.571cm" svg:x="0.858cm" svg:y="0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637cm" svg:height="0.803cm" svg:x="2.664cm" svg:y="0.843cm">
          <draw:text-box>
            <text:p><text:span text:style-name="T2">ڈ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2:12:55</dc:date>
    <dc:creator>khalid khan</dc:creator>
    <meta:editing-duration>PT6H13M19S</meta:editing-duration>
    <meta:editing-cycles>25</meta:editing-cycles>
    <meta:generator>LibreOffice/3.4$Linux LibreOffice_project/340m1$Build-402</meta:generator>
    <meta:document-statistic meta:object-count="15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} 0 phantom{00} 0 #
alignl 0 phantom{0} 0 phantom{0} 1 phantom{00} 0 #
alignl 0 phantom{0} 1 phantom{0} 0 phantom{00} 0 #
alignl 0 phantom{0} 1 phantom{0} 1 phantom{00} 0 #
alignl 1 phantom{0} 0 phantom{0} 0 phantom{00} 0 #
alignl 1 phantom{0} 0 phantom{0} 1 phantom{00} 0 #
alignl 1 phantom{0} 1 phantom{0} 0 phantom{00} 0 #
alignl 1 phantom{0} 1 phantom{0} 1 phantom{00} 1 }</annotation>
  </semantics>
</math>
</file>